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text-properties officeooo:paragraph-rsid="000b308a"/>
    </style:style>
    <style:style style:name="P3" style:family="paragraph" style:parent-style-name="Heading_20_1" style:master-page-name="MP0">
      <style:paragraph-properties style:page-number="auto" fo:break-before="page"/>
    </style:style>
    <style:style style:name="P4" style:family="paragraph" style:parent-style-name="Normal">
      <style:text-properties officeooo:rsid="0009c90c" officeooo:paragraph-rsid="000b308a"/>
    </style:style>
    <style:style style:name="P5" style:family="paragraph" style:parent-style-name="Normal">
      <style:text-properties officeooo:rsid="000b308a" officeooo:paragraph-rsid="000b308a"/>
    </style:style>
    <style:style style:name="P6" style:family="paragraph" style:parent-style-name="Normal">
      <style:text-properties officeooo:paragraph-rsid="000b946e"/>
    </style:style>
    <style:style style:name="P7" style:family="paragraph" style:parent-style-name="Normal">
      <style:paragraph-properties fo:break-before="page"/>
    </style:style>
    <style:style style:name="P8" style:family="paragraph" style:parent-style-name="Normal">
      <style:text-properties officeooo:paragraph-rsid="000c543e"/>
    </style:style>
    <style:style style:name="P9" style:family="paragraph" style:parent-style-name="Normal">
      <style:text-properties officeooo:rsid="000c543e" officeooo:paragraph-rsid="000c543e"/>
    </style:style>
    <style:style style:name="P10" style:family="paragraph" style:parent-style-name="Normal">
      <style:text-properties officeooo:paragraph-rsid="000db026"/>
    </style:style>
    <style:style style:name="P11" style:family="paragraph" style:parent-style-name="Normal">
      <style:text-properties officeooo:rsid="000db026" officeooo:paragraph-rsid="000db026"/>
    </style:style>
    <style:style style:name="T1" style:family="text">
      <style:text-properties fo:font-style="italic" style:font-style-asian="italic"/>
    </style:style>
    <style:style style:name="T2" style:family="text">
      <style:text-properties officeooo:rsid="000b946e"/>
    </style:style>
    <style:style style:name="T3" style:family="text">
      <style:text-properties officeooo:rsid="000ba6e5"/>
    </style:style>
    <style:style style:name="T4" style:family="text">
      <style:text-properties officeooo:rsid="000c543e"/>
    </style:style>
    <style:style style:name="T5" style:family="text">
      <style:text-properties officeooo:rsid="000e14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11: Intro to Graphics</text:h>
      <text:p text:style-name="Normal">[Title Slide]</text:p>
      <text:p text:style-name="Normal">Hi, there! This is Matt Heffernan. Welcome back to my channel. This is the eleve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Last time, we started getting more into the specifics of the ZX Spectrum, starting with the ROM that was designed to provide the Sinclair BASIC interpreter. We have seen how to use the ROM to print out text to the screen, but what about graphics? You may be familiar with the graphics commands in Sinclair BASIC that let you draw lines, circles and even individual pixels, but if you need to do anything more complicated, it is very slow. If you are programming in assembly, you have access to multiple <text:span text:style-name="Default_20_Paragraph_20_Font"><text:span text:style-name="T1">efficient</text:span></text:span> ways of getting graphics on the screen, and this lesson will show you the fundamentals of how to do each of them.</text:p>
      <text:p text:style-name="Normal">[cut to slide 2 – graphics characters]</text:p>
      <text:p text:style-name="P2">The simplest way to make graphics is, as one would expect, also the crudest. On the Spectrum keyboard, the number keys 1 through 8 each have a little 2-by-2 graphical pattern printed in the upper right corner. These can be typed to screen while BASIC is in Graphics mode, which you can enter by holding down Caps Shift and pressing 9, which you can see has the word “GRAPHICS” printed above it. </text:p>
      <text:p text:style-name="P4">[B-roll]</text:p>
      <text:p text:style-name="P2">The cursor changes to “G” and if you type any of the numbers 1 through 8, the graphic character on those keys will appear on the screen. If you hold down Caps Shift while pressing the number, the inverse character is printed.</text:p>
      <text:p text:style-name="P5">[back to slide]</text:p>
      <text:p text:style-name="P6">Because these characters are still 8x8 bitmaps just like the rest of the character set, <text:span text:style-name="T2">[build] </text:span>the quasi-pixels in these 2-by-2 patterns are actually 4-by-4 pixels of solid colors, and use the current paper and ink colors. So these 4 chunky quasi-pixels <text:span text:style-name="T2">[build] </text:span>can be any arrangement of two colors with the same brightness. On startup, Sinclair BASIC has brightness set to low, the paper color set to white (which means it’s actually gray because of the low brightness), and the ink set to black (which is always actually black, regardless of the brightness). You can use the BASIC tokens for BRIGHT, PAPER and INK to control these colors as well, but as we saw in the last video, all of this can be done quite easily in assembly as well.</text:p>
      <text:p text:style-name="Normal"/>
      <text:p text:style-name="P1">[cut to slide 3 – graphics character codes]</text:p>
      <text:p text:style-name="Normal">Of course, in assembly we don’t have to worry about shifting to get the characters we want, we can just print out the codes for them, just as you would in BASIC using the CHR$ function, but we can use constants to make it more readable. The graphics characters have the hex codes $80 through $8F, totaling 16, meaning that there are twice the number of graphics characters than you see on the keys. <text:span text:style-name="T3">[build] </text:span>Hex 81 through 87 match up with number keys 1 through 7, but the rest are just inverses of those seven, and then all paper at hex $80 and all ink at hex $8F, which gives you all the different permutation of 2-by-2 bitmaps. <text:span text:style-name="T3">[build] </text:span>So, printing hex $83 using the RST $10 routine will print the graphics character on the 3 key, which is all ink on the top half, and all paper on the bottom half. <text:span text:style-name="T3">[build] </text:span>You can build graphics using these characters, but they are mainly only useful for drawing thick lines and boxes around other characters, unless you only need one-sixteenth of the Spectrum’s screen resolution. Of course, this was rarely done for any games as there are better ways of leveraging both the ROM software and the full video resolution.</text:p>
      <text:p text:style-name="Normal">[cut to slide 4 – <text:span text:style-name="T4">Memory Map</text:span>]</text:p>
      <text:p text:style-name="P8">That would be User-Defined Graphics, or UDG for short. The Spectrum character set features 21 codes that are repeats of the letters A through U, by default. Rather than having the bitmaps for these glyphs in ROM, these 21 get their bitmaps from the very end of RAM, starting at hex address $FF58. </text:p>
      <text:p text:style-name="P9">[cut to slide 5 - UDG]</text:p>
      <text:p text:style-name="P10">At startup, the bitmaps for letters A through U are copied from ROM to this part of RAM, but then you can overwrite them at any time to make up to 21 8-by-8 bitmap characters of your own design. </text:p>
      <text:p text:style-name="P11">[B roll]</text:p>
      <text:p text:style-name="P10">You can define these with a series of POKE commands in BASIC, in conjunction with the USR function to get the starting address for the UDG glyph you want to overwrite.</text:p>
      <text:p text:style-name="P11">[back to slide]</text:p>
      <text:p text:style-name="P10">But this is a bit cumbersome, and not exactly fast, while in assembly we can do this much more efficiently by quickly loading bitmap data to addresses that can be defined as constants. And then we can print them using constants for their character codes, just as we did with the fixed graphics characters, <text:span text:style-name="T5">[build]</text:span> but this time using the hex codes $90 through $A4. And then once the character is printed, the glyph can be changed and printed again, giving you a new 8-by-8 bitmap while not changing the earlier one that was printed using the same code. Of course, most of the time a UDG character would be used more than once on the screen and the glyph not change quite so often. But you have the flexibility to use them how you want and it makes it easy to combine higher-resolution graphics with standard text and still leaning on the ROM to handle all the rendering. But again, that’s not what most program do, and games in particular rarely use UDGs for graphics.</text:p>
      <text:p text:style-name="Normal">[cut to slide <text:span text:style-name="T4">6</text:span> – direct screen access]</text:p>
      <text:p text:style-name="Normal">It’s even more efficient and flexible to just access screen memory directly. You can have a bitmap of arbitrary size in RAM or loaded from tape and write that directly to the screen memory. As we’ve seen before, screen memory is split into two sections: the bitmap and the attributes. The bitmap is just that, a representation of every pixel within the 256-by-192 display area. The border around that area is a single, solid color and we’ll see how that works later. The screen bitmap memory starts at hex address $4000, which is not just accessible to the Z80 CPU, but is also read by the Spectrum ULA while outputting the video signal. You might expect this bitmap data to be arranged in RAM in the order in which the ULA needs to read it, but you would be wrong. Instead, it is optimized to make it easier to manipulate the address while it is stored in a register, so that incrementing the low byte of the address increases the X position, and <text:soft-page-break/>incrementing the high byte increases the Y position, but only within an 8-line span. This can be very confusing, so let’s take a look at a better illustration.</text:p>
      <text:p text:style-name="Normal"/>
      <text:p text:style-name="P1">[cut to slide <text:span text:style-name="T4">7</text:span> – screen coordinate to address]</text:p>
      <text:p text:style-name="Normal"/>
      <text:p text:style-name="P1"/>
      <text:p text:style-name="Normal">[cut to Atom, graphics.asm zoomed to 25 lines]</text:p>
      <text:p text:style-name="Normal">As usual, we start our assembly code file by specifying the 48k Spectrum as our target machine and beginning our code at hex 8000. </text:p>
      <text:p text:style-name="Normal"/>
      <text:p text:style-name="Normal">We’ll deploy this code by generating a snapshot named “rom.sna”, and to do this, we have a build script.</text:p>
      <text:p text:style-name="Normal">[switch to build.sh tab]</text:p>
      <text:p text:style-name="Normal">Before we can compile the assembly code, we need to generate the binaries that we are including.</text:p>
      <text:p text:style-name="Normal">We then call sjasmplus with the --lst option to generate a machine code listing and then pass it the name of our assembly file, graphics.asm. Now let’s go to the terminal and run it.</text:p>
      <text:p text:style-name="Normal">[cut to terminal]</text:p>
      <text:p text:style-name="Normal">We run build.sh… and then do a directory listing and see that the graphics.sna snapshot file is there. So let’s load it into the emulator.</text:p>
      <text:p text:style-name="Normal">[cut to emulator]</text:p>
      <text:p text:style-name="Normal">We’re using Fuse again, so we hit F3 and select graphics.sna and let it run.</text:p>
      <text:p text:style-name="Normal"/>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30$Build-3</meta:generator>
    <dc:title/>
    <dc:description/>
    <dc:subject/>
    <meta:initial-creator>MATTHEW HEFFERNAN</meta:initial-creator>
    <meta:creation-date>2022-03-15T15:40:00Z</meta:creation-date>
    <dc:date>2022-03-23T01:34:33.308231230</dc:date>
    <meta:editing-cycles>14</meta:editing-cycles>
    <meta:editing-duration>PT16H12M3S</meta:editing-duration>
    <meta:document-statistic meta:table-count="0" meta:image-count="0" meta:object-count="0" meta:page-count="5" meta:paragraph-count="36" meta:word-count="1536" meta:character-count="8463" meta:non-whitespace-character-count="6955"/>
    <meta:template xlink:type="simple" xlink:actuate="onRequest" xlink:title="" xlink:href="Normal.dotm"/>
  </office:meta>
</office:document-meta>
</file>